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3.029cm"/>
    </style:style>
    <style:style style:name="co8" style:family="table-column">
      <style:table-column-properties fo:break-before="auto" style:column-width="15.82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fr" fo:country="FR" style:font-name-asian="SimSun" style:language-asian="zh" style:country-asian="CN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txt_nati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renom</text:p>
          </table:table-cell>
          <table:table-cell office:value-type="string">
            <text:p>nom</text:p>
          </table:table-cell>
          <table:table-cell table:style-name="ce1" office:value-type="string">
            <text:p>identifiant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telephone</text:p>
          </table:table-cell>
          <table:table-cell office:value-type="string">
            <text:p>role</text:p>
          </table:table-cell>
          <table:table-cell office:value-type="string">
            <text:p>Domaine</text:p>
          </table:table-cell>
          <table:table-cell office:value-type="string">
            <text:p>resultat</text:p>
          </table:table-cell>
        </table:table-row>
        <table:table-row table:style-name="ro1">
          <table:table-cell office:value-type="string">
            <text:p>patrick1</text:p>
          </table:table-cell>
          <table:table-cell office:value-type="string">
            <text:p>martin1</text:p>
          </table:table-cell>
          <table:table-cell table:formula="of:=CONCATENATE([.A2];&quot;.&quot;;[.B2])" office:value-type="string" office:string-value="patrick1.martin1">
            <text:p>patrick1.martin1</text:p>
          </table:table-cell>
          <table:table-cell/>
          <table:table-cell table:formula="of:=CONCATENATE([.C2];&quot;@&quot;;[.H2])" office:value-type="string" office:string-value="patrick1.martin1@monsiteweb.com">
            <text:p>patrick1.martin1@monsiteweb.com</text:p>
          </table:table-cell>
          <table:table-cell office:value-type="string">
            <text:p>+33XXXXXXXXX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style-name="ce3" table:formula="of:=CONCATENATE([.C2];&quot;;&quot;;[.A2];&quot;;&quot;;[.B2];&quot;;&quot;;[.D2];&quot;;&quot;;[.E2];&quot;;&quot;;[.F2];&quot;;&quot;;[.G2];&quot;;&quot;)" office:value-type="string" office:string-value="patrick1.martin1;patrick1;martin1;;patrick1.martin1@monsiteweb.com;+33XXXXXXXXX;subscriber;">
            <text:p>patrick1.martin1;patrick1;martin1;;patrick1.martin1@monsiteweb.com;+33XXXXXXXXX;subscriber;</text:p>
          </table:table-cell>
        </table:table-row>
        <table:table-row table:style-name="ro1">
          <table:table-cell office:value-type="string">
            <text:p>patrick2</text:p>
          </table:table-cell>
          <table:table-cell office:value-type="string">
            <text:p>martin2</text:p>
          </table:table-cell>
          <table:table-cell table:formula="of:=CONCATENATE([.A3];&quot;.&quot;;[.B3])" office:value-type="string" office:string-value="patrick2.martin2">
            <text:p>patrick2.martin2</text:p>
          </table:table-cell>
          <table:table-cell/>
          <table:table-cell table:formula="of:=CONCATENATE([.C3];&quot;@&quot;;[.H3])" office:value-type="string" office:string-value="patrick2.martin2@monsiteweb.com">
            <text:p>patrick2.martin2@monsiteweb.com</text:p>
          </table:table-cell>
          <table:table-cell office:value-type="string">
            <text:p>+33XXXXXXXXX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style-name="ce3" table:formula="of:=CONCATENATE([.C3];&quot;;&quot;;[.A3];&quot;;&quot;;[.B3];&quot;;&quot;;[.D3];&quot;;&quot;;[.E3];&quot;;&quot;;[.F3];&quot;;&quot;;[.G3];&quot;;&quot;)" office:value-type="string" office:string-value="patrick2.martin2;patrick2;martin2;;patrick2.martin2@monsiteweb.com;+33XXXXXXXXX;subscriber;">
            <text:p>patrick2.martin2;patrick2;martin2;;patrick2.martin2@monsiteweb.com;+33XXXXXXXXX;subscriber;</text:p>
          </table:table-cell>
        </table:table-row>
        <table:table-row table:style-name="ro1">
          <table:table-cell office:value-type="string">
            <text:p>patrick3</text:p>
          </table:table-cell>
          <table:table-cell office:value-type="string">
            <text:p>martin3</text:p>
          </table:table-cell>
          <table:table-cell table:formula="of:=CONCATENATE([.A4];&quot;.&quot;;[.B4])" office:value-type="string" office:string-value="patrick3.martin3">
            <text:p>patrick3.martin3</text:p>
          </table:table-cell>
          <table:table-cell/>
          <table:table-cell table:formula="of:=CONCATENATE([.C4];&quot;@&quot;;[.H4])" office:value-type="string" office:string-value="patrick3.martin3@monsiteweb.com">
            <text:p>patrick3.martin3@monsiteweb.com</text:p>
          </table:table-cell>
          <table:table-cell office:value-type="string">
            <text:p>+33XXXXXXXXX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style-name="ce3" table:formula="of:=CONCATENATE([.C4];&quot;;&quot;;[.A4];&quot;;&quot;;[.B4];&quot;;&quot;;[.D4];&quot;;&quot;;[.E4];&quot;;&quot;;[.F4];&quot;;&quot;;[.G4];&quot;;&quot;)" office:value-type="string" office:string-value="patrick3.martin3;patrick3;martin3;;patrick3.martin3@monsiteweb.com;+33XXXXXXXXX;subscriber;">
            <text:p>patrick3.martin3;patrick3;martin3;;patrick3.martin3@monsiteweb.com;+33XXXXXXXXX;subscriber;</text:p>
          </table:table-cell>
        </table:table-row>
        <table:table-row table:style-name="ro1">
          <table:table-cell office:value-type="string">
            <text:p>patrick4</text:p>
          </table:table-cell>
          <table:table-cell office:value-type="string">
            <text:p>martin4</text:p>
          </table:table-cell>
          <table:table-cell table:formula="of:=CONCATENATE([.A5];&quot;.&quot;;[.B5])" office:value-type="string" office:string-value="patrick4.martin4">
            <text:p>patrick4.martin4</text:p>
          </table:table-cell>
          <table:table-cell/>
          <table:table-cell table:formula="of:=CONCATENATE([.C5];&quot;@&quot;;[.H5])" office:value-type="string" office:string-value="patrick4.martin4@monsiteweb.com">
            <text:p>patrick4.martin4@monsiteweb.com</text:p>
          </table:table-cell>
          <table:table-cell office:value-type="string">
            <text:p>+33XXXXXXXXX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style-name="ce3" table:formula="of:=CONCATENATE([.C5];&quot;;&quot;;[.A5];&quot;;&quot;;[.B5];&quot;;&quot;;[.D5];&quot;;&quot;;[.E5];&quot;;&quot;;[.F5];&quot;;&quot;;[.G5];&quot;;&quot;)" office:value-type="string" office:string-value="patrick4.martin4;patrick4;martin4;;patrick4.martin4@monsiteweb.com;+33XXXXXXXXX;subscriber;">
            <text:p>patrick4.martin4;patrick4;martin4;;patrick4.martin4@monsiteweb.com;+33XXXXXXXXX;subscriber;</text:p>
          </table:table-cell>
        </table:table-row>
        <table:table-row table:style-name="ro1">
          <table:table-cell office:value-type="string">
            <text:p>patrick5</text:p>
          </table:table-cell>
          <table:table-cell office:value-type="string">
            <text:p>martin5</text:p>
          </table:table-cell>
          <table:table-cell table:formula="of:=CONCATENATE([.A6];&quot;.&quot;;[.B6])" office:value-type="string" office:string-value="patrick5.martin5">
            <text:p>patrick5.martin5</text:p>
          </table:table-cell>
          <table:table-cell/>
          <table:table-cell table:formula="of:=CONCATENATE([.C6];&quot;@&quot;;[.H6])" office:value-type="string" office:string-value="patrick5.martin5@monsiteweb.com">
            <text:p>patrick5.martin5@monsiteweb.com</text:p>
          </table:table-cell>
          <table:table-cell office:value-type="string">
            <text:p>+33XXXXXXXXX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style-name="ce3" table:formula="of:=CONCATENATE([.C6];&quot;;&quot;;[.A6];&quot;;&quot;;[.B6];&quot;;&quot;;[.D6];&quot;;&quot;;[.E6];&quot;;&quot;;[.F6];&quot;;&quot;;[.G6];&quot;;&quot;)" office:value-type="string" office:string-value="patrick5.martin5;patrick5;martin5;;patrick5.martin5@monsiteweb.com;+33XXXXXXXXX;subscriber;">
            <text:p>patrick5.martin5;patrick5;martin5;;patrick5.martin5@monsiteweb.com;+33XXXXXXXXX;subscriber;</text:p>
          </table:table-cell>
        </table:table-row>
        <table:table-row table:style-name="ro1">
          <table:table-cell office:value-type="string">
            <text:p>patrick6</text:p>
          </table:table-cell>
          <table:table-cell office:value-type="string">
            <text:p>martin6</text:p>
          </table:table-cell>
          <table:table-cell table:formula="of:=CONCATENATE([.A7];&quot;.&quot;;[.B7])" office:value-type="string" office:string-value="patrick6.martin6">
            <text:p>patrick6.martin6</text:p>
          </table:table-cell>
          <table:table-cell/>
          <table:table-cell table:formula="of:=CONCATENATE([.C7];&quot;@&quot;;[.H7])" office:value-type="string" office:string-value="patrick6.martin6@monsiteweb.com">
            <text:p>patrick6.martin6@monsiteweb.com</text:p>
          </table:table-cell>
          <table:table-cell office:value-type="string">
            <text:p>+33XXXXXXXXX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style-name="ce3" table:formula="of:=CONCATENATE([.C7];&quot;;&quot;;[.A7];&quot;;&quot;;[.B7];&quot;;&quot;;[.D7];&quot;;&quot;;[.E7];&quot;;&quot;;[.F7];&quot;;&quot;;[.G7];&quot;;&quot;)" office:value-type="string" office:string-value="patrick6.martin6;patrick6;martin6;;patrick6.martin6@monsiteweb.com;+33XXXXXXXXX;subscriber;">
            <text:p>patrick6.martin6;patrick6;martin6;;patrick6.martin6@monsiteweb.com;+33XXXXXXXXX;subscriber;</text:p>
          </table:table-cell>
        </table:table-row>
        <table:table-row table:style-name="ro1">
          <table:table-cell office:value-type="string">
            <text:p>patrick7</text:p>
          </table:table-cell>
          <table:table-cell office:value-type="string">
            <text:p>martin7</text:p>
          </table:table-cell>
          <table:table-cell table:formula="of:=CONCATENATE([.A8];&quot;.&quot;;[.B8])" office:value-type="string" office:string-value="patrick7.martin7">
            <text:p>patrick7.martin7</text:p>
          </table:table-cell>
          <table:table-cell/>
          <table:table-cell table:formula="of:=CONCATENATE([.C8];&quot;@&quot;;[.H8])" office:value-type="string" office:string-value="patrick7.martin7@monsiteweb.com">
            <text:p>patrick7.martin7@monsiteweb.com</text:p>
          </table:table-cell>
          <table:table-cell office:value-type="string">
            <text:p>+33XXXXXXXXX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style-name="ce3" table:formula="of:=CONCATENATE([.C8];&quot;;&quot;;[.A8];&quot;;&quot;;[.B8];&quot;;&quot;;[.D8];&quot;;&quot;;[.E8];&quot;;&quot;;[.F8];&quot;;&quot;;[.G8];&quot;;&quot;)" office:value-type="string" office:string-value="patrick7.martin7;patrick7;martin7;;patrick7.martin7@monsiteweb.com;+33XXXXXXXXX;subscriber;">
            <text:p>patrick7.martin7;patrick7;martin7;;patrick7.martin7@monsiteweb.com;+33XXXXXXXXX;subscriber;</text:p>
          </table:table-cell>
        </table:table-row>
        <table:table-row table:style-name="ro1">
          <table:table-cell office:value-type="string">
            <text:p>patrick8</text:p>
          </table:table-cell>
          <table:table-cell office:value-type="string">
            <text:p>martin8</text:p>
          </table:table-cell>
          <table:table-cell table:formula="of:=CONCATENATE([.A9];&quot;.&quot;;[.B9])" office:value-type="string" office:string-value="patrick8.martin8">
            <text:p>patrick8.martin8</text:p>
          </table:table-cell>
          <table:table-cell/>
          <table:table-cell table:formula="of:=CONCATENATE([.C9];&quot;@&quot;;[.H9])" office:value-type="string" office:string-value="patrick8.martin8@monsiteweb.com">
            <text:p>patrick8.martin8@monsiteweb.com</text:p>
          </table:table-cell>
          <table:table-cell office:value-type="string">
            <text:p>+33XXXXXXXXX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style-name="ce3" table:formula="of:=CONCATENATE([.C9];&quot;;&quot;;[.A9];&quot;;&quot;;[.B9];&quot;;&quot;;[.D9];&quot;;&quot;;[.E9];&quot;;&quot;;[.F9];&quot;;&quot;;[.G9];&quot;;&quot;)" office:value-type="string" office:string-value="patrick8.martin8;patrick8;martin8;;patrick8.martin8@monsiteweb.com;+33XXXXXXXXX;subscriber;">
            <text:p>patrick8.martin8;patrick8;martin8;;patrick8.martin8@monsiteweb.com;+33XXXXXXXXX;subscriber;</text:p>
          </table:table-cell>
        </table:table-row>
        <table:table-row table:style-name="ro1">
          <table:table-cell office:value-type="string">
            <text:p>patrick9</text:p>
          </table:table-cell>
          <table:table-cell office:value-type="string">
            <text:p>martin9</text:p>
          </table:table-cell>
          <table:table-cell table:formula="of:=CONCATENATE([.A10];&quot;.&quot;;[.B10])" office:value-type="string" office:string-value="patrick9.martin9">
            <text:p>patrick9.martin9</text:p>
          </table:table-cell>
          <table:table-cell/>
          <table:table-cell table:formula="of:=CONCATENATE([.C10];&quot;@&quot;;[.H10])" office:value-type="string" office:string-value="patrick9.martin9@monsiteweb.com">
            <text:p>patrick9.martin9@monsiteweb.com</text:p>
          </table:table-cell>
          <table:table-cell office:value-type="string">
            <text:p>+33XXXXXXXXX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style-name="ce3" table:formula="of:=CONCATENATE([.C10];&quot;;&quot;;[.A10];&quot;;&quot;;[.B10];&quot;;&quot;;[.D10];&quot;;&quot;;[.E10];&quot;;&quot;;[.F10];&quot;;&quot;;[.G10];&quot;;&quot;)" office:value-type="string" office:string-value="patrick9.martin9;patrick9;martin9;;patrick9.martin9@monsiteweb.com;+33XXXXXXXXX;subscriber;">
            <text:p>patrick9.martin9;patrick9;martin9;;patrick9.martin9@monsiteweb.com;+33XXXXXXXXX;subscriber;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 table:number-rows-repeated="65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sv_natif" table:style-name="ta1" table:print="false">
        <table:table-column table:style-name="co9" table:default-cell-style-name="ce1"/>
        <table:table-column table:style-name="co9" table:number-columns-repeated="6" table:default-cell-style-name="Default"/>
        <table:table-row table:style-name="ro1">
          <table:table-cell office:value-type="string">
            <text:p>identifiant</text:p>
          </table:table-cell>
          <table:table-cell office:value-type="string">
            <text:p>prenom</text:p>
          </table:table-cell>
          <table:table-cell office:value-type="string">
            <text:p>nom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telephone</text:p>
          </table:table-cell>
          <table:table-cell office:value-type="string">
            <text:p>ro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1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26M02S</meta:editing-duration>
    <meta:editing-cycles>19</meta:editing-cycles>
    <meta:generator>OpenOffice.org/3.2$Win32 OpenOffice.org_project/320m12$Build-9483</meta:generator>
    <dc:date>2012-04-04T11:04:01.15</dc:date>
    <dc:creator>Alexandre Techer</dc:creator>
    <meta:document-statistic meta:table-count="2" meta:cell-count="205" meta:object-count="0"/>
    <meta:user-defined meta:name="Info 1"/>
    <meta:user-defined meta:name="Info 2"/>
    <meta:user-defined meta:name="Info 3"/>
    <meta:user-defined meta:name="Info 4"/>
  </office:meta>
</office:document-meta>
</file>